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 Light" svg:font-family="'Calibri Light'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7.586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4.685cm"/>
    </style:style>
    <style:style style:name="Table1.C" style:family="table-column">
      <style:table-column-properties style:column-width="3.293cm"/>
    </style:style>
    <style:style style:name="Table1.D" style:family="table-column">
      <style:table-column-properties style:column-width="2.57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C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C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paragraph-rsid="0014373c"/>
    </style:style>
    <style:style style:name="P2" style:family="paragraph" style:parent-style-name="Standard">
      <style:text-properties officeooo:rsid="002ccabc" officeooo:paragraph-rsid="002ccabc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weight="bold" officeooo:rsid="00154926" officeooo:paragraph-rsid="0018b194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weight="bold" officeooo:rsid="0018b194" officeooo:paragraph-rsid="0023520c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weight="bold" officeooo:rsid="002e50c2" officeooo:paragraph-rsid="002e50c2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weight="bold" officeooo:paragraph-rsid="0014373c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weight="bold" officeooo:rsid="00406f5e" officeooo:paragraph-rsid="00406f5e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18b194" officeooo:paragraph-rsid="0018b194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1a5f62" officeooo:paragraph-rsid="001a5f6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213223" officeooo:paragraph-rsid="00213223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246ba7" officeooo:paragraph-rsid="00246ba7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rsid="0025dab8" officeooo:paragraph-rsid="0025dab8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rsid="002705b4" officeooo:paragraph-rsid="002705b4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rsid="0029d907" officeooo:paragraph-rsid="0029d907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29e3e0" officeooo:paragraph-rsid="0029e3e0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2b8975" officeooo:paragraph-rsid="002b8975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rsid="002e50c2" officeooo:paragraph-rsid="002e50c2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rsid="002fd264" officeooo:paragraph-rsid="002fd264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rsid="003156a7" officeooo:paragraph-rsid="003156a7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rsid="00326b12" officeooo:paragraph-rsid="00326b12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rsid="00347b27" officeooo:paragraph-rsid="00347b27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rsid="00356959" officeooo:paragraph-rsid="00356959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rsid="0036c785" officeooo:paragraph-rsid="0036c785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rsid="003822ba" officeooo:paragraph-rsid="003822ba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rsid="003b92b4" officeooo:paragraph-rsid="003b92b4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rsid="003d8e62" officeooo:paragraph-rsid="003d8e62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rsid="003eba7a" officeooo:paragraph-rsid="003eba7a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officeooo:rsid="0042c9b6" officeooo:paragraph-rsid="0042c9b6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rsid="004c57b7" officeooo:paragraph-rsid="004c57b7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rsid="004ee1ff" officeooo:paragraph-rsid="004ee1ff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rsid="00525f9f" officeooo:paragraph-rsid="00525f9f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rsid="0052a06a" officeooo:paragraph-rsid="0052a06a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rsid="0053ea6c" officeooo:paragraph-rsid="0053ea6c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rsid="0055b436" officeooo:paragraph-rsid="0055b436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rsid="00593403" officeooo:paragraph-rsid="00593403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rsid="00593403" officeooo:paragraph-rsid="005b070b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rsid="005ea348" officeooo:paragraph-rsid="005ea348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rsid="005ea348" officeooo:paragraph-rsid="00607c1f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rsid="00686bd5" officeooo:paragraph-rsid="00686bd5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officeooo:rsid="006ad2fb" officeooo:paragraph-rsid="006ad2fb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officeooo:rsid="006e7c41" officeooo:paragraph-rsid="006e7c41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officeooo:paragraph-rsid="006f6bb5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officeooo:rsid="003b92b4" officeooo:paragraph-rsid="0071a440"/>
    </style:style>
    <style:style style:name="T1" style:family="text">
      <style:text-properties officeooo:rsid="0018b194"/>
    </style:style>
    <style:style style:name="T2" style:family="text">
      <style:text-properties officeooo:rsid="001a03f4"/>
    </style:style>
    <style:style style:name="T3" style:family="text">
      <style:text-properties officeooo:rsid="001c02d5"/>
    </style:style>
    <style:style style:name="T4" style:family="text">
      <style:text-properties officeooo:rsid="002173ec"/>
    </style:style>
    <style:style style:name="T5" style:family="text">
      <style:text-properties officeooo:rsid="0023520c"/>
    </style:style>
    <style:style style:name="T6" style:family="text">
      <style:text-properties officeooo:rsid="0027c315"/>
    </style:style>
    <style:style style:name="T7" style:family="text">
      <style:text-properties officeooo:rsid="002b3a51"/>
    </style:style>
    <style:style style:name="T8" style:family="text">
      <style:text-properties officeooo:rsid="002fd264"/>
    </style:style>
    <style:style style:name="T9" style:family="text">
      <style:text-properties officeooo:rsid="0032c0fc"/>
    </style:style>
    <style:style style:name="T10" style:family="text">
      <style:text-properties officeooo:rsid="003a13f8"/>
    </style:style>
    <style:style style:name="T11" style:family="text">
      <style:text-properties officeooo:rsid="003eba7a"/>
    </style:style>
    <style:style style:name="T12" style:family="text">
      <style:text-properties officeooo:rsid="0044c030"/>
    </style:style>
    <style:style style:name="T13" style:family="text">
      <style:text-properties officeooo:rsid="00498291"/>
    </style:style>
    <style:style style:name="T14" style:family="text">
      <style:text-properties officeooo:rsid="004d95e0"/>
    </style:style>
    <style:style style:name="T15" style:family="text">
      <style:text-properties officeooo:rsid="0052f735"/>
    </style:style>
    <style:style style:name="T16" style:family="text">
      <style:text-properties officeooo:rsid="00567e70"/>
    </style:style>
    <style:style style:name="T17" style:family="text">
      <style:text-properties officeooo:rsid="006390fa"/>
    </style:style>
    <style:style style:name="T18" style:family="text">
      <style:text-properties officeooo:rsid="00652c14"/>
    </style:style>
    <style:style style:name="T19" style:family="text">
      <style:text-properties style:font-name="Calibri1"/>
    </style:style>
    <style:style style:name="T20" style:family="text">
      <style:text-properties officeooo:rsid="006c36ff"/>
    </style:style>
    <style:style style:name="T21" style:family="text">
      <style:text-properties officeooo:rsid="006f6bb5"/>
    </style:style>
    <style:style style:name="T22" style:family="text">
      <style:text-properties fo:color="#000080" fo:language="zxx" fo:country="none" style:text-underline-style="solid" style:text-underline-width="auto" style:text-underline-color="font-color" officeooo:rsid="006f6bb5" style:language-asian="zxx" style:country-asian="none" style:language-complex="zxx" style:country-complex="none"/>
    </style:style>
    <style:style style:name="T23" style:family="text">
      <style:text-properties fo:color="#000080" fo:language="zxx" fo:country="none" style:text-underline-style="solid" style:text-underline-width="auto" style:text-underline-color="font-color" officeooo:rsid="007168e4" style:language-asian="zxx" style:country-asian="none" style:language-complex="zxx" style:country-complex="none"/>
    </style:style>
    <style:style style:name="T24" style:family="text">
      <style:text-properties officeooo:rsid="0071a4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row table:style-name="Table1.1"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Description</text:p>
          </table:table-cell>
          <table:table-cell table:style-name="Table1.C1" office:value-type="string">
            <text:p text:style-name="P6">Data Type</text:p>
          </table:table-cell>
          <table:table-cell table:style-name="Table1.C1" office:value-type="string">
            <text:p text:style-name="P7">Data</text:p>
          </table:table-cell>
          <table:table-cell table:style-name="Table1.A1" office:value-type="string">
            <text:p text:style-name="P6">Expected Outcome</text:p>
          </table:table-cell>
        </table:table-row>
        <table:table-row table:style-name="Table1.1">
          <table:table-cell table:style-name="Table1.A1" table:number-columns-spanned="5" office:value-type="string">
            <text:p text:style-name="P3">S<text:span text:style-name="T1">ecurit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">Passwords <text:span text:style-name="T2">are hashed and stored</text:span></text:p>
          </table:table-cell>
          <table:table-cell table:style-name="Table1.A1" office:value-type="string">
            <text:p text:style-name="P9">Passwords are hashed and stored as outlined in password storage guidelines (<text:span text:style-name="T3">Research: 3.3): Salted and hashed (argon2 was recommended), with only these stored in databased</text:span></text:p>
          </table:table-cell>
          <table:table-cell table:style-name="Table1.C1" office:value-type="string">
            <text:p text:style-name="P10">Register account with valid credentials, check database to ensure plaintext password not stored</text:p>
          </table:table-cell>
          <table:table-cell table:style-name="Table1.C1" office:value-type="string">
            <text:p text:style-name="P35">N/A Can be checked on database</text:p>
          </table:table-cell>
          <table:table-cell table:style-name="Table1.A1" office:value-type="string">
            <text:p text:style-name="P10">Password <text:span text:style-name="T4">stored in database will be hashed, stored alongside the salt</text:span> </text:p>
          </table:table-cell>
        </table:table-row>
        <table:table-row table:style-name="Table1.1">
          <table:table-cell table:style-name="Table1.A4" office:value-type="string">
            <text:p text:style-name="P29">Hash salts should be safely generated</text:p>
          </table:table-cell>
          <table:table-cell table:style-name="Table1.A4" office:value-type="string">
            <text:p text:style-name="P29">Password salts should be generated in such a way which makes them <text:span text:style-name="T14">hard to guess (ex. Not generated based on other account info, or using Cs generator without a seed)</text:span></text:p>
          </table:table-cell>
          <table:table-cell table:style-name="Table1.C4" office:value-type="string">
            <text:p text:style-name="P30">Register account with valid credentials, check database to show</text:p>
          </table:table-cell>
          <table:table-cell table:style-name="Table1.C4" office:value-type="string">
            <text:p text:style-name="P36">N/A Can be checked on database</text:p>
          </table:table-cell>
          <table:table-cell table:style-name="Table1.A4" office:value-type="string">
            <text:p text:style-name="P39">List of randomly generated salts, (Note that even easy to guess salts will appear random, so code review is best to established this has been met)</text:p>
          </table:table-cell>
        </table:table-row>
        <table:table-row table:style-name="Table1.1">
          <table:table-cell table:style-name="Table1.A1" table:number-columns-spanned="5" office:value-type="string">
            <text:p text:style-name="P4">S<text:span text:style-name="T5">erve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1">Server is able to retrieve song characteristics from Spotify</text:p>
          </table:table-cell>
          <table:table-cell table:style-name="Table1.A1" office:value-type="string">
            <text:p text:style-name="P32">Server can gather characteristics on a song using the Spotify API, these can then be used in order to classify <text:span text:style-name="T15">the songs mood</text:span></text:p>
          </table:table-cell>
          <table:table-cell table:style-name="Table1.C1" office:value-type="string">
            <text:p text:style-name="P33">Song <text:span text:style-name="T16">ID passed to Spotify</text:span></text:p>
          </table:table-cell>
          <table:table-cell table:style-name="Table1.C1" office:value-type="string">
            <text:p text:style-name="Text_20_body"><text:span text:style-name="Source_20_Text"><text:span text:style-name="T19">https://api.spotify.com/v1/audio-analysis/51xPLClVr9DDGwrtnFc6DF</text:span></text:span></text:p>
            <text:p text:style-name="P34"/>
          </table:table-cell>
          <table:table-cell table:style-name="Table1.A1" office:value-type="string">
            <text:p text:style-name="P40"><text:span text:style-name="T20">Relevant</text:span> <text:span text:style-name="T20">data for song (Sally Cinnamon, The Stone Roses)</text:span></text:p>
          </table:table-cell>
        </table:table-row>
        <table:table-row table:style-name="Table1.1">
          <table:table-cell table:style-name="Table1.A4" office:value-type="string">
            <text:p text:style-name="P27">Server is able to characterise songs</text:p>
          </table:table-cell>
          <table:table-cell table:style-name="Table1.A4" office:value-type="string">
            <text:p text:style-name="P27">Server can characterise any given song based on the <text:span text:style-name="T12">statistics provided by the Spotify API </text:span><text:s/></text:p>
          </table:table-cell>
          <table:table-cell table:style-name="Table1.C4" office:value-type="string">
            <text:p text:style-name="P28">Song data provided by Spotify</text:p>
          </table:table-cell>
          <table:table-cell table:style-name="Table1.C4" office:value-type="string">
            <text:p text:style-name="P40">N/A can be checked through API</text:p>
          </table:table-cell>
          <table:table-cell table:style-name="Table1.A4" office:value-type="string">
            <text:p text:style-name="P41">All songs users have in library should be categorised</text:p>
          </table:table-cell>
        </table:table-row>
        <table:table-row table:style-name="Table1.1">
          <table:table-cell table:style-name="Table1.A4" office:value-type="string">
            <text:p text:style-name="P11">Server tracks users listening habits </text:p>
          </table:table-cell>
          <table:table-cell table:style-name="Table1.A4" office:value-type="string">
            <text:p text:style-name="P12">Server periodically check<text:span text:style-name="T8">s</text:span> to see what the client has listened to and <text:span text:style-name="T11">t</text:span>hen and add<text:span text:style-name="T11">s</text:span> these to the database</text:p>
          </table:table-cell>
          <table:table-cell table:style-name="Table1.C4" office:value-type="string">
            <text:p text:style-name="P13">Check through API (See API Section<text:span text:style-name="T6">)</text:span></text:p>
          </table:table-cell>
          <table:table-cell table:style-name="Table1.C4" office:value-type="string">
            <text:p text:style-name="P37">N/A <text:span text:style-name="T18">can be checked</text:span> through API</text:p>
          </table:table-cell>
          <table:table-cell table:style-name="Table1.A4" office:value-type="string">
            <text:p text:style-name="P15">Users listened to songs should appear</text:p>
          </table:table-cell>
        </table:table-row>
        <table:table-row table:style-name="Table1.1">
          <table:table-cell table:style-name="Table1.A4" office:value-type="string">
            <text:p text:style-name="P17">Server tracks contents of users library</text:p>
          </table:table-cell>
          <table:table-cell table:style-name="Table1.A4" office:value-type="string">
            <text:p text:style-name="P18">Server gathers users library of songs from the playlists they have </text:p>
          </table:table-cell>
          <table:table-cell table:style-name="Table1.C4" office:value-type="string">
            <text:p text:style-name="P19">Check through API (See API section)</text:p>
          </table:table-cell>
          <table:table-cell table:style-name="Table1.C4" office:value-type="string">
            <text:p text:style-name="P38">N/A <text:span text:style-name="T17">can be checked</text:span> through API</text:p>
          </table:table-cell>
          <table:table-cell table:style-name="Table1.A4" office:value-type="string">
            <text:p text:style-name="P20">All songs in a users playlists should appear</text:p>
          </table:table-cell>
        </table:table-row>
        <table:table-row table:style-name="Table1.1">
          <table:table-cell table:style-name="Table1.A1" office:value-type="string">
            <text:p text:style-name="P14">Server <text:soft-page-break/>characterises user listening habits</text:p>
          </table:table-cell>
          <table:table-cell table:style-name="Table1.A1" office:value-type="string">
            <text:p text:style-name="P15">Server should <text:soft-page-break/><text:span text:style-name="T7">characterise songs the user has listened into moods based on the characteristics of those songs as outlined in mood table (Research: 3.5)</text:span></text:p>
          </table:table-cell>
          <table:table-cell table:style-name="Table1.C1" office:value-type="string">
            <text:p text:style-name="P16">Check through <text:soft-page-break/>API (See API section)<text:span text:style-name="T13">S</text:span></text:p>
          </table:table-cell>
          <table:table-cell table:style-name="Table1.C1" office:value-type="string">
            <text:p text:style-name="P38">N/A <text:span text:style-name="T17">can be </text:span><text:soft-page-break/><text:span text:style-name="T17">checked</text:span> through API</text:p>
          </table:table-cell>
          <table:table-cell table:style-name="Table1.A1" office:value-type="string">
            <text:p text:style-name="P2">Mood should <text:soft-page-break/>appear alongside listened songs, these do not have to be perfect but should give a good representation</text:p>
          </table:table-cell>
        </table:table-row>
        <table:table-row table:style-name="Table1.1">
          <table:table-cell table:style-name="Table1.A1" table:number-columns-spanned="5" office:value-type="string">
            <text:p text:style-name="P5">API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1">API should show no data if the user is not logged in</text:p>
          </table:table-cell>
          <table:table-cell table:style-name="Table1.A1" office:value-type="string">
            <text:p text:style-name="P22">Requests made without a valid auth token should either be turned away or ignored</text:p>
          </table:table-cell>
          <table:table-cell table:style-name="Table1.C1" office:value-type="string">
            <text:p text:style-name="P23">Test API pages before logging in</text:p>
          </table:table-cell>
          <table:table-cell table:style-name="Table1.C1" office:value-type="string">
            <text:p text:style-name="P42"><text:span text:style-name="T21">Try: </text:span><text:span text:style-name="T22">J</text:span><text:span text:style-name="T23">OE CORRECT URL PLZ </text:span><text:span text:style-name="T21">without auth token</text:span></text:p>
          </table:table-cell>
          <table:table-cell table:style-name="Table1.A1" office:value-type="string">
            <text:p text:style-name="P24">No data will be displayed</text:p>
          </table:table-cell>
        </table:table-row>
        <table:table-row table:style-name="Table1.1">
          <table:table-cell table:style-name="Table1.A4" office:value-type="string">
            <text:p text:style-name="P17">API <text:span text:style-name="T9">allows for access to categorisation of user songs</text:span></text:p>
          </table:table-cell>
          <table:table-cell table:style-name="Table1.A4" office:value-type="string">
            <text:p text:style-name="P21">API should provide a method of viewing user data <text:span text:style-name="T10">of library (note that this does not have to be the final page with a user facing interface)</text:span></text:p>
          </table:table-cell>
          <table:table-cell table:style-name="Table1.C4" office:value-type="string">
            <text:p text:style-name="P25">API page link</text:p>
          </table:table-cell>
          <table:table-cell table:style-name="Table1.C4" office:value-type="string">
            <text:p text:style-name="P43">J<text:span text:style-name="T24">OE CORRECT URL PLZ</text:span></text:p>
          </table:table-cell>
          <table:table-cell table:style-name="Table1.A4" office:value-type="string">
            <text:p text:style-name="P26">All user data for library and its characterisation should be display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 Light" svg:font-family="'Calibri Light'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 Light" fo:font-family="'Calibri Light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14:41:57.509892590</meta:creation-date>
    <dc:date>2020-04-20T18:33:57.541909642</dc:date>
    <meta:editing-duration>PT2H5M36S</meta:editing-duration>
    <meta:editing-cycles>84</meta:editing-cycles>
    <meta:generator>LibreOffice/6.3.5.2$Linux_X86_64 LibreOffice_project/30$Build-2</meta:generator>
    <meta:document-statistic meta:table-count="1" meta:image-count="0" meta:object-count="0" meta:page-count="2" meta:paragraph-count="53" meta:word-count="473" meta:character-count="2828" meta:non-whitespace-character-count="2403"/>
  </office:meta>
</office:document-meta>
</file>